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7.94pt"/>
    </style:style>
    <style:style style:name="co2" style:family="table-column">
      <style:table-column-properties fo:break-before="auto" style:column-width="87.31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35.69pt"/>
    </style:style>
    <style:style style:name="co5" style:family="table-column">
      <style:table-column-properties fo:break-before="auto" style:column-width="97.65pt"/>
    </style:style>
    <style:style style:name="co6" style:family="table-column">
      <style:table-column-properties fo:break-before="auto" style:column-width="111.9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youtube.comDiolinux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solid" svg:stroke-width="0.74pt" svg:stroke-color="#000000" draw:stroke-linejoin="round" draw:fill="solid" draw:fill-color="#000000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gr3" style:family="graphic">
      <style:graphic-properties draw:stroke="none" svg:stroke-width="0pt" draw:fill="none" draw:textarea-vertical-align="top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00000"/>
      <style:paragraph-properties fo:text-align="start"/>
      <style:text-properties fo:font-size="18pt"/>
    </style:style>
    <style:style style:name="P3" style:family="paragraph">
      <style:paragraph-properties fo:margin-left="0pt" fo:margin-right="0pt" fo:margin-top="0pt" fo:margin-bottom="0pt" fo:line-height="100%" fo:text-align="start" fo:text-indent="0pt" style:writing-mode="lr-tb">
        <style:tab-stops>
          <style:tab-stop style:position="0pt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youtube.comDiolinu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NOME DA DISTRO</text:p>
          </table:table-cell>
          <table:table-cell table:style-name="ce1" office:value-type="string" calcext:value-type="string">
            <text:p>Instalação (1-10)</text:p>
          </table:table-cell>
          <table:table-cell table:style-name="ce1" office:value-type="string" calcext:value-type="string">
            <text:p>Interface (1-10)</text:p>
          </table:table-cell>
          <table:table-cell table:style-name="ce1" office:value-type="string" calcext:value-type="string">
            <text:p>Codecs (1-10)</text:p>
          </table:table-cell>
          <table:table-cell table:style-name="ce1" office:value-type="string" calcext:value-type="string">
            <text:p>Drivers (1-10)</text:p>
          </table:table-cell>
          <table:table-cell table:style-name="ce1" office:value-type="string" calcext:value-type="string">
            <text:p>Instalar programas (1-10)</text:p>
          </table:table-cell>
          <table:table-cell table:style-name="ce1" office:value-type="string" calcext:value-type="string">
            <text:p>Estabilidade (1-10)</text:p>
          </table:table-cell>
          <table:table-cell table:style-name="ce1" office:value-type="string" calcext:value-type="string">
            <text:p>Tempo/Suporte (1-10)</text:p>
          </table:table-cell>
          <table:table-cell table:style-name="ce1" office:value-type="string" calcext:value-type="string">
            <text:p>Comunidade (1-10)</text:p>
          </table:table-cell>
          <table:table-cell table:style-name="ce1" office:value-type="string" calcext:value-type="string">
            <text:p>Updates</text:p>
          </table:table-cell>
          <table:table-cell table:style-name="ce1" office:value-type="string" calcext:value-type="string">
            <text:p>Mercado</text:p>
          </table:table-cell>
          <table:table-cell table:style-name="ce1" office:value-type="string" calcext:value-type="string">
            <text:p>TOTAL</text:p>
          </table:table-cell>
          <table:table-cell table:style-name="ce5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Arch</text:p>
          </table:table-cell>
          <table:table-cell table:style-name="ce3" table:number-columns-repeated="10"/>
          <table:table-cell table:style-name="ce4"/>
          <table:table-cell table:number-columns-repeated="1012"/>
        </table:table-row>
        <table:table-row table:style-name="ro1">
          <table:table-cell table:style-name="ce2" office:value-type="string" calcext:value-type="string">
            <text:p>Manjaro (XFCE)</text:p>
          </table:table-cell>
          <table:table-cell table:style-name="ce3" table:number-columns-repeated="10"/>
          <table:table-cell table:style-name="ce4"/>
          <table:table-cell table:number-columns-repeated="1012"/>
        </table:table-row>
        <table:table-row table:style-name="ro1">
          <table:table-cell table:style-name="ce2" office:value-type="string" calcext:value-type="string">
            <text:p>Ubuntu</text:p>
          </table:table-cell>
          <table:table-cell table:style-name="ce3" table:number-columns-repeated="10"/>
          <table:table-cell table:style-name="ce4"/>
          <table:table-cell table:number-columns-repeated="1012"/>
        </table:table-row>
        <table:table-row table:style-name="ro1">
          <table:table-cell table:style-name="ce2" office:value-type="string" calcext:value-type="string">
            <text:p>Linux Mint</text:p>
          </table:table-cell>
          <table:table-cell table:style-name="ce3" table:number-columns-repeated="10"/>
          <table:table-cell table:style-name="ce4"/>
          <table:table-cell table:number-columns-repeated="1012"/>
        </table:table-row>
        <table:table-row table:style-name="ro1">
          <table:table-cell table:style-name="ce2" office:value-type="string" calcext:value-type="string">
            <text:p>Deepin</text:p>
          </table:table-cell>
          <table:table-cell table:style-name="ce3" table:number-columns-repeated="10"/>
          <table:table-cell table:style-name="ce4"/>
          <table:table-cell table:number-columns-repeated="1012"/>
        </table:table-row>
        <table:table-row table:style-name="ro1">
          <table:table-cell table:style-name="ce2" office:value-type="string" calcext:value-type="string">
            <text:p>Fedora</text:p>
          </table:table-cell>
          <table:table-cell table:style-name="ce3" table:number-columns-repeated="10"/>
          <table:table-cell table:style-name="ce4"/>
          <table:table-cell table:number-columns-repeated="1012"/>
        </table:table-row>
        <table:table-row table:style-name="ro1">
          <table:table-cell table:style-name="ce2" office:value-type="string" calcext:value-type="string">
            <text:p>Pop!_OS</text:p>
          </table:table-cell>
          <table:table-cell table:style-name="ce3" table:number-columns-repeated="10"/>
          <table:table-cell table:style-name="ce4"/>
          <table:table-cell table:number-columns-repeated="101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>
            <draw:frame table:end-cell-address="'youtube.comDiolinux'.F31" table:end-x="126.74pt" table:end-y="2.24pt" draw:z-index="0" draw:name="Chart 1" draw:style-name="gr1" draw:text-style-name="P1" svg:width="449.97pt" svg:height="278.22pt" svg:x="4.51pt" svg:y="7.51pt">
              <draw:object draw:notify-on-update-of-ranges="'youtube.comDiolinux'.A1:'youtube.comDiolinux'.A8 'youtube.comDiolinux'.B1:'youtube.comDiolinux'.B8 'youtube.comDiolinux'.C1:'youtube.comDiolinux'.C8 'youtube.comDiolinux'.D1:'youtube.comDiolinux'.D8 'youtube.comDiolinux'.E1:'youtube.comDiolinux'.E8 'youtube.comDiolinux'.F1:'youtube.comDiolinux'.F8 'youtube.comDiolinux'.G1:'youtube.comDiolinux'.G8 'youtube.comDiolinux'.H1:'youtube.comDiolinux'.H8 'youtube.comDiolinux'.I1:'youtube.comDiolinux'.I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'youtube.comDiolinux'.L31" table:end-x="24.66pt" table:end-y="2.24pt" draw:z-index="1" draw:name="Chart 2" draw:style-name="gr1" draw:text-style-name="P1" svg:width="449.97pt" svg:height="278.22pt" svg:x="52.5pt" svg:y="7.51pt">
              <draw:object draw:notify-on-update-of-ranges="'youtube.comDiolinux'.A2:'youtube.comDiolinux'.A8 'youtube.comDiolinux'.L1:'youtube.comDiolinux'.L1 'youtube.comDiolinux'.L2:'youtube.comDiolinux'.L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g table:end-cell-address="'youtube.comDiolinux'.P29" table:end-x="32.51pt" table:end-y="9.72pt" draw:z-index="2" draw:name="Shape 2">
              <draw:custom-shape draw:name="Shape 3" draw:style-name="gr2" draw:text-style-name="P2" svg:width="265.46pt" svg:height="250.47pt" svg:x="7.51pt" svg:y="11.25pt">
                <text:p text:style-name="P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4" draw:style-name="gr3" draw:text-style-name="P1" svg:width="209pt" svg:height="197.46pt" svg:x="37.13pt" svg:y="35.23pt">
                <text:p text:style-name="P3"><text:span text:style-name="T1">A ideia é fazer o seu julgamento do que você acha importante, fácil ou difícil, e usar o SEU julgamento para saber qual é o melhor sistema para você.</text:span></text:p>
                <text:p text:style-name="P3"><text:span text:style-name="T1">A única forma de conhecer os seus gostos e o que você mais curte, é justamente TESTANDO.</text:span></text:p>
                <text:p text:style-name="P3"><text:span text:style-name="T1"/></text:p>
                <text:p text:style-name="P3"><text:span text:style-name="T1">Não existe fórmula mágica. :)</text:span></text:p>
                <text:p text:style-name="P3"><text:span text:style-name="T1"/></text:p>
                <text:p text:style-name="P3"><text:span text:style-name="T1">Dio.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101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youtube.comDiolinux" style:display-name="PageStyle_youtube.comDiolinu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true" chart:axis-position="0" chart:tick-mark-position="at-axis"/>
      <style:graphic-properties draw:stroke="none" svg:stroke-width="0.018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link-data-style-to-source="true"/>
      <style:graphic-properties draw:stroke="none" draw:fill-color="#3a76d9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d03b2f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dfa70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e9549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361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ea8b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facf6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ef908c"/>
      <style:text-properties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585cm" svg:y="2.866cm" style:legend-expansion="high" chart:style-name="ch2"/>
        <chart:plot-area chart:style-name="ch3" table:cell-range-address="'youtube.comDiolinux'.A1:'youtube.comDiolinux'.I8" chart:data-source-has-labels="column" svg:x="0.317cm" svg:y="0.196cm" svg:width="12.951cm" svg:height="9.424cm">
          <chartooo:coordinate-region svg:x="1.859cm" svg:y="0.196cm" svg:width="11.409cm" svg:height="6.712cm"/>
          <chart:axis chart:dimension="x" chart:name="primary-x" chart:style-name="ch4" chartooo:axis-type="text">
            <chart:categories table:cell-range-address="'youtube.comDiolinux'.A1:'youtube.comDiolinux'.A8"/>
          </chart:axis>
          <chart:axis chart:dimension="y" chart:name="primary-y" chart:style-name="ch5"/>
          <chart:series chart:style-name="ch6" chart:values-cell-range-address="'youtube.comDiolinux'.B1:'youtube.comDiolinux'.B8" chart:class="chart:bar">
            <chart:data-point chart:repeated="8"/>
          </chart:series>
          <chart:series chart:style-name="ch7" chart:values-cell-range-address="'youtube.comDiolinux'.C1:'youtube.comDiolinux'.C8" chart:class="chart:bar">
            <chart:data-point chart:repeated="8"/>
          </chart:series>
          <chart:series chart:style-name="ch8" chart:values-cell-range-address="'youtube.comDiolinux'.D1:'youtube.comDiolinux'.D8" chart:class="chart:bar">
            <chart:data-point chart:repeated="8"/>
          </chart:series>
          <chart:series chart:style-name="ch9" chart:values-cell-range-address="'youtube.comDiolinux'.E1:'youtube.comDiolinux'.E8" chart:class="chart:bar">
            <chart:data-point chart:repeated="8"/>
          </chart:series>
          <chart:series chart:style-name="ch10" chart:values-cell-range-address="'youtube.comDiolinux'.F1:'youtube.comDiolinux'.F8" chart:class="chart:bar">
            <chart:data-point chart:repeated="8"/>
          </chart:series>
          <chart:series chart:style-name="ch11" chart:values-cell-range-address="'youtube.comDiolinux'.G1:'youtube.comDiolinux'.G8" chart:class="chart:bar">
            <chart:data-point chart:repeated="8"/>
          </chart:series>
          <chart:series chart:style-name="ch12" chart:values-cell-range-address="'youtube.comDiolinux'.H1:'youtube.comDiolinux'.H8" chart:class="chart:bar">
            <chart:data-point chart:repeated="8"/>
          </chart:series>
          <chart:series chart:style-name="ch13" chart:values-cell-range-address="'youtube.comDiolinux'.I1:'youtube.comDiolinux'.I8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NOME DA DISTRO</text:p>
                <draw:g>
                  <svg:desc>'youtube.comDiolinux'.A1:'youtube.comDiolinux'.A8</svg:desc>
                </draw:g>
              </table:table-cell>
              <table:table-cell office:value-type="float" office:value="NaN">
                <text:p>NaN</text:p>
                <draw:g>
                  <svg:desc>'youtube.comDiolinux'.B1:'youtube.comDiolinux'.B8</svg:desc>
                </draw:g>
              </table:table-cell>
              <table:table-cell office:value-type="float" office:value="NaN">
                <text:p>NaN</text:p>
                <draw:g>
                  <svg:desc>'youtube.comDiolinux'.C1:'youtube.comDiolinux'.C8</svg:desc>
                </draw:g>
              </table:table-cell>
              <table:table-cell office:value-type="float" office:value="NaN">
                <text:p>NaN</text:p>
                <draw:g>
                  <svg:desc>'youtube.comDiolinux'.D1:'youtube.comDiolinux'.D8</svg:desc>
                </draw:g>
              </table:table-cell>
              <table:table-cell office:value-type="float" office:value="NaN">
                <text:p>NaN</text:p>
                <draw:g>
                  <svg:desc>'youtube.comDiolinux'.E1:'youtube.comDiolinux'.E8</svg:desc>
                </draw:g>
              </table:table-cell>
              <table:table-cell office:value-type="float" office:value="NaN">
                <text:p>NaN</text:p>
                <draw:g>
                  <svg:desc>'youtube.comDiolinux'.F1:'youtube.comDiolinux'.F8</svg:desc>
                </draw:g>
              </table:table-cell>
              <table:table-cell office:value-type="float" office:value="NaN">
                <text:p>NaN</text:p>
                <draw:g>
                  <svg:desc>'youtube.comDiolinux'.G1:'youtube.comDiolinux'.G8</svg:desc>
                </draw:g>
              </table:table-cell>
              <table:table-cell office:value-type="float" office:value="NaN">
                <text:p>NaN</text:p>
                <draw:g>
                  <svg:desc>'youtube.comDiolinux'.H1:'youtube.comDiolinux'.H8</svg:desc>
                </draw:g>
              </table:table-cell>
              <table:table-cell office:value-type="float" office:value="NaN">
                <text:p>NaN</text:p>
                <draw:g>
                  <svg:desc>'youtube.comDiolinux'.I1:'youtube.comDiolinux'.I8</svg:desc>
                </draw:g>
              </table:table-cell>
            </table:table-row>
            <table:table-row>
              <table:table-cell office:value-type="string">
                <text:p>Arc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njaro (XFCE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nux Min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epi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dor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p!_O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true" chart:axis-position="end" chart:tick-mark-position="at-axis"/>
      <style:graphic-properties draw:stroke="none" svg:stroke-width="0.018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3a76d9"/>
    </style:style>
    <style:style style:name="ch9" style:family="chart">
      <style:chart-properties chart:solid-type="cuboid"/>
      <style:graphic-properties draw:fill-color="#d03b2f"/>
    </style:style>
    <style:style style:name="ch10" style:family="chart">
      <style:chart-properties chart:solid-type="cuboid"/>
      <style:graphic-properties draw:fill-color="#dfa703"/>
    </style:style>
    <style:style style:name="ch11" style:family="chart">
      <style:chart-properties chart:solid-type="cuboid"/>
      <style:graphic-properties draw:fill-color="#2e9549"/>
    </style:style>
    <style:style style:name="ch12" style:family="chart">
      <style:chart-properties chart:solid-type="cuboid"/>
      <style:graphic-properties draw:fill-color="#e36100"/>
    </style:style>
    <style:style style:name="ch13" style:family="chart">
      <style:chart-properties chart:solid-type="cuboid"/>
      <style:graphic-properties draw:fill-color="#3ea8b0"/>
    </style:style>
    <style:style style:name="ch14" style:family="chart">
      <style:chart-properties chart:solid-type="cuboid"/>
      <style:graphic-properties draw:fill-color="#8facf6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2.659cm" svg:y="3.115cm" style:legend-expansion="high" chart:style-name="ch2"/>
        <chart:plot-area chart:style-name="ch3" table:cell-range-address="'youtube.comDiolinux'.A2:'youtube.comDiolinux'.A8 'youtube.comDiolinux'.L1:'youtube.comDiolinux'.L8" chart:data-source-has-labels="both" svg:x="1.377cm" svg:y="0.196cm" svg:width="10.965cm" svg:height="9.424cm">
          <chartooo:coordinate-region svg:x="3.939cm" svg:y="0.196cm" svg:width="8.309cm" svg:height="8.777cm"/>
          <chart:axis chart:dimension="x" chart:name="primary-x" chart:style-name="ch4" chartooo:axis-type="text">
            <chart:title svg:x="0.451cm" svg:y="6.48cm" chart:style-name="ch5">
              <text:p>NOME DA DISTRO</text:p>
            </chart:title>
            <chart:categories table:cell-range-address="'youtube.comDiolinux'.A2:'youtube.comDiolinux'.A8"/>
          </chart:axis>
          <chart:axis chart:dimension="y" chart:name="primary-y" chart:style-name="ch6"/>
          <chart:series chart:style-name="ch7" chart:values-cell-range-address="'youtube.comDiolinux'.L2:'youtube.comDiolinux'.L8" chart:label-cell-address="'youtube.comDiolinux'.L1:'youtube.comDiolinux'.L1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youtube.comDiolinux'.L1:'youtube.comDiolinux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</text:p>
                <draw:g>
                  <svg:desc>'youtube.comDiolinux'.A2:'youtube.comDiolinux'.A8</svg:desc>
                </draw:g>
              </table:table-cell>
              <table:table-cell office:value-type="float" office:value="NaN">
                <text:p>NaN</text:p>
                <draw:g>
                  <svg:desc>'youtube.comDiolinux'.L2:'youtube.comDiolinux'.L8</svg:desc>
                </draw:g>
              </table:table-cell>
            </table:table-row>
            <table:table-row>
              <table:table-cell office:value-type="string">
                <text:p>Manjaro (XFCE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nux Min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epi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dor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p!_O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